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99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9cm" fo:min-width="0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7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00b8ff" draw:opacity="50%" draw:textarea-horizontal-align="justify" draw:textarea-vertical-align="middle" draw:auto-grow-height="false" draw:shadow="hidden" draw:shadow-opacity="50%"/>
    </style:style>
    <style:style style:name="gr9" style:family="graphic" style:parent-style-name="standard">
      <style:graphic-properties draw:fill="solid" draw:fill-color="#00b8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ff6633" draw:opacity="50%" draw:textarea-horizontal-align="justify" draw:textarea-vertical-align="middle" draw:auto-grow-height="false" draw:shadow="hidden" draw:shadow-opacity="50%"/>
    </style:style>
    <style:style style:name="gr11" style:family="graphic" style:parent-style-name="standard">
      <style:graphic-properties draw:fill="solid" draw:fill-color="#9999ff" draw:opacity="50%" draw:textarea-horizontal-align="justify" draw:textarea-vertical-align="middle" draw:auto-grow-height="false" draw:shadow="hidden" draw:shadow-offset-x="0.203cm" draw:shadow-offset-y="0.203cm" draw:shadow-opacity="50%"/>
    </style:style>
    <style:style style:name="gr12" style:family="graphic" style:parent-style-name="standard">
      <style:graphic-properties draw:fill="solid" draw:fill-color="#808000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 draw:shadow="hidden"/>
    </style:style>
    <style:style style:name="gr14" style:family="graphic" style:parent-style-name="standard">
      <style:graphic-properties draw:fill="solid" draw:fill-color="#ff8080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fill="solid" draw:fill-color="#ff6633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fill="solid" draw:fill-color="#aecf00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fill="solid" draw:fill-color="#800000" draw:textarea-horizontal-align="justify" draw:textarea-vertical-align="middle" draw:auto-grow-height="false" draw:shadow="hidden"/>
    </style:style>
    <style:style style:name="gr18" style:family="graphic" style:parent-style-name="objectwithoutfill">
      <style:graphic-properties draw:marker-start="Symmetric_20_Arrow" draw:marker-start-width="0.102cm" draw:marker-end="Symmetric_20_Arrow" draw:marker-end-width="0.102cm" draw:fill="none" draw:textarea-vertical-align="middle" draw:shadow="hidden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stroke="none" svg:stroke-color="#000000" draw:marker-start="Symmetric_20_Arrow" draw:marker-start-width="0.102cm" draw:marker-end="Symmetric_20_Arrow" draw:marker-end-width="0.102cm" draw:fill="none" draw:fill-color="#ffffff" draw:textarea-horizontal-align="left" draw:auto-grow-height="true" draw:auto-grow-width="true" fo:min-height="0cm" fo:min-width="0cm" draw:shadow="hidden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 draw:shadow="hidden"/>
    </style:style>
    <style:style style:name="gr23" style:family="graphic">
      <style:graphic-properties style:protect="size"/>
    </style:style>
    <style:style style:name="gr24" style:family="graphic" style:parent-style-name="objectwithoutfill">
      <style:graphic-properties svg:stroke-color="#999999" draw:marker-start="Symmetric_20_Arrow" draw:marker-start-width="0.102cm" draw:marker-end="Arrow" draw:marker-end-width="0.3cm" draw:fill="none" draw:textarea-vertical-align="middle" draw:shadow="hidden"/>
    </style:style>
    <style:style style:name="gr25" style:family="graphic" style:parent-style-name="standard">
      <style:graphic-properties draw:marker-start="Arrowheads_20_1" draw:fill="solid" draw:fill-color="#9999ff" draw:textarea-horizontal-align="justify" draw:textarea-vertical-align="middle" draw:auto-grow-height="false" draw:shadow="hidden"/>
    </style:style>
    <style:style style:name="gr26" style:family="graphic" style:parent-style-name="standard">
      <style:graphic-properties draw:marker-start="" draw:fill="solid" draw:fill-color="#808000" draw:textarea-horizontal-align="justify" draw:textarea-vertical-align="middle" draw:auto-grow-height="false" draw:shadow="hidden"/>
    </style:style>
    <style:style style:name="gr27" style:family="graphic" style:parent-style-name="standard">
      <style:graphic-properties draw:marker-start="" draw:fill="solid" draw:fill-color="#00b8ff" draw:textarea-horizontal-align="justify" draw:textarea-vertical-align="middle" draw:auto-grow-height="false" draw:shadow="hidden"/>
    </style:style>
    <style:style style:name="gr28" style:family="graphic" style:parent-style-name="standard">
      <style:graphic-properties draw:marker-start="" draw:fill="solid" draw:fill-color="#aecf00" draw:textarea-horizontal-align="justify" draw:textarea-vertical-align="middle" draw:auto-grow-height="false" draw:shadow="hidden"/>
    </style:style>
    <style:style style:name="gr29" style:family="graphic" style:parent-style-name="standard">
      <style:graphic-properties draw:marker-start="" draw:fill="solid" draw:fill-color="#e6ff00" draw:textarea-horizontal-align="justify" draw:textarea-vertical-align="middle" draw:auto-grow-height="false" draw:shadow="hidden"/>
    </style:style>
    <style:style style:name="gr30" style:family="graphic" style:parent-style-name="standard">
      <style:graphic-properties draw:marker-start="" draw:fill="solid" draw:fill-color="#ff8080" draw:textarea-horizontal-align="justify" draw:textarea-vertical-align="middle" draw:auto-grow-height="false" draw:shadow="hidden"/>
    </style:style>
    <style:style style:name="gr31" style:family="graphic" style:parent-style-name="standard">
      <style:graphic-properties draw:marker-start="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draw:marker-start="Arrowheads_20_1" draw:fill="solid" draw:fill-color="#cfe7f5" draw:textarea-horizontal-align="justify" draw:textarea-vertical-align="middle" draw:auto-grow-height="false" draw:shadow="hidden"/>
    </style:style>
    <style:style style:name="gr33" style:family="graphic" style:parent-style-name="objectwithoutfill">
      <style:graphic-properties draw:marker-start="Symmetric_20_Arrow" draw:marker-start-width="0.102cm" draw:marker-end="Arrow" draw:marker-end-width="0.3cm" draw:fill="none" draw:textarea-vertical-align="middle" draw:shadow="hidden"/>
    </style:style>
    <style:style style:name="gr34" style:family="graphic" style:parent-style-name="objectwithoutfill">
      <style:graphic-properties svg:stroke-color="#000000" draw:marker-start="Symmetric_20_Arrow" draw:marker-start-width="0.102cm" draw:marker-end="Arrow" draw:marker-end-width="0.3cm" draw:fill="none" draw:textarea-vertical-align="middle" draw:shadow="hidden"/>
    </style:style>
    <style:style style:name="gr35" style:family="graphic" style:parent-style-name="standard">
      <style:graphic-properties draw:fill="solid" draw:fill-color="#800000" draw:textarea-horizontal-align="justify" draw:textarea-vertical-align="middle" draw:auto-grow-height="false" draw:shadow="hidden"/>
    </style:style>
    <style:style style:name="gr36" style:family="graphic" style:parent-style-name="standard" style:list-style-name="L1">
      <style:graphic-properties draw:marker-start="" draw:fill="solid" draw:fill-color="#ff6633" draw:textarea-horizontal-align="justify" draw:textarea-vertical-align="middle" draw:auto-grow-height="false" draw:shadow="hidden"/>
    </style:style>
    <style:style style:name="gr37" style:family="graphic" style:parent-style-name="standard" style:list-style-name="L1">
      <style:graphic-properties draw:marker-start="" draw:fill="solid" draw:fill-color="#ffffff" draw:textarea-horizontal-align="justify" draw:textarea-vertical-align="middle" draw:auto-grow-height="false" draw:shadow="hidden"/>
    </style:style>
    <style:style style:name="gr38" style:family="graphic" style:parent-style-name="objectwithoutfill">
      <style:graphic-properties svg:stroke-color="#808080" draw:marker-start="Symmetric_20_Arrow" draw:marker-start-width="0.102cm" draw:marker-end="Arrow" draw:marker-end-width="0.3cm" draw:fill="none" draw:textarea-vertical-align="middle" draw:shadow="hidden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color="#ffffff"/>
    </style:style>
    <style:style style:name="P4" style:family="paragraph">
      <style:text-properties fo:color="#ffffff" fo:font-size="13pt" style:font-size-asian="13pt" style:font-size-complex="13pt"/>
    </style:style>
    <style:style style:name="P5" style:family="paragraph">
      <style:text-properties fo:color="#000000"/>
    </style:style>
    <style:style style:name="P6" style:family="paragraph">
      <style:text-properties fo:color="#000000" fo:font-size="13pt" style:font-size-asian="13pt" style:font-size-complex="13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9" style:family="paragraph">
      <style:paragraph-properties fo:text-align="center"/>
      <style:text-properties fo:font-size="13pt" style:font-size-asian="18pt" style:font-size-complex="18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color="#ffffff" fo:font-size="13pt" style:font-size-asian="13pt" style:font-size-complex="13pt"/>
    </style:style>
    <style:style style:name="P12" style:family="paragraph">
      <style:paragraph-properties fo:text-align="center"/>
      <style:text-properties fo:color="#000000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font-size="13pt" style:font-size-asian="18pt" style:font-size-complex="18pt"/>
    </style:style>
    <style:style style:name="T5" style:family="text">
      <style:text-properties fo:color="#ffffff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374cm" svg:height="1.27cm" svg:x="17.626cm" svg:y="8.9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0.492cm" svg:x="15.594cm" svg:y="0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0.492cm" svg:x="11.738cm" svg:y="0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562cm" svg:height="1.27cm" svg:x="5.08cm" svg:y="2.03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239cm" svg:height="0.763cm" svg:x="16.256cm" svg:y="2.286cm">
          <draw:text-box>
            <text:p text:style-name="P2"><text:span text:style-name="T1">Tod</text:span></text:p>
          </draw:text-box>
        </draw:frame>
        <draw:frame draw:style-name="gr5" draw:layer="layout" svg:width="2.17cm" svg:height="1.016cm" svg:x="11.638cm" svg:y="0.508cm">
          <draw:text-box>
            <text:p><text:span text:style-name="T1">1. Video</text:span></text:p>
          </draw:text-box>
        </draw:frame>
        <draw:frame draw:style-name="gr6" draw:layer="layout" svg:width="2.077cm" svg:height="0.763cm" svg:x="5.189cm" svg:y="2.286cm">
          <draw:text-box>
            <text:p><text:span text:style-name="T1">Bennett</text:span></text:p>
          </draw:text-box>
        </draw:frame>
        <draw:custom-shape draw:style-name="gr7" draw:text-style-name="P1" draw:layer="layout" svg:width="16.262cm" svg:height="1.27cm" svg:x="11.738cm" svg:y="5.51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264cm" svg:height="0.763cm" svg:x="11.738cm" svg:y="5.772cm">
          <draw:text-box>
            <text:p><text:span text:style-name="T1">CIA</text:span></text:p>
          </draw:text-box>
        </draw:frame>
        <draw:custom-shape draw:style-name="gr8" draw:text-style-name="P1" draw:layer="layout" svg:width="3.556cm" svg:height="1.27cm" svg:x="0cm" svg:y="3.8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747cm" svg:height="0.763cm" svg:x="0.085cm" svg:y="4.058cm">
          <draw:text-box>
            <text:p><text:span text:style-name="T1">Ikarus</text:span></text:p>
          </draw:text-box>
        </draw:frame>
        <draw:frame draw:style-name="gr5" draw:layer="layout" svg:width="2.17cm" svg:height="1.016cm" svg:x="15.494cm" svg:y="0.508cm">
          <draw:text-box>
            <text:p><text:span text:style-name="T1">2. Video</text:span></text:p>
          </draw:text-box>
        </draw:frame>
        <draw:custom-shape draw:style-name="gr9" draw:text-style-name="P1" draw:layer="layout" svg:width="7.934cm" svg:height="1.27cm" svg:x="20.066cm" svg:y="3.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2.92cm" svg:height="1.27cm" svg:x="5.08cm" svg:y="7.2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594cm" svg:height="0.763cm" svg:x="5.188cm" svg:y="7.474cm">
          <draw:text-box>
            <text:p text:style-name="P2">Barry</text:p>
          </draw:text-box>
        </draw:frame>
        <draw:custom-shape draw:style-name="gr11" draw:text-style-name="P1" draw:layer="layout" svg:width="18.856cm" svg:height="1.27cm" svg:x="9.19cm" svg:y="8.9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518cm" svg:height="0.763cm" svg:x="9.298cm" svg:y="9.198cm">
          <draw:text-box>
            <text:p><text:span text:style-name="T1">Liara</text:span></text:p>
          </draw:text-box>
        </draw:frame>
        <draw:custom-shape draw:style-name="gr12" draw:text-style-name="P1" draw:layer="layout" svg:width="10.374cm" svg:height="1.27cm" svg:x="17.626cm" svg:y="10.638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2.813cm" svg:height="0.763cm" svg:x="17.761cm" svg:y="10.921cm">
          <draw:text-box>
            <text:p><text:span text:style-name="T1">Widerstand</text:span></text:p>
          </draw:text-box>
        </draw:frame>
        <draw:custom-shape draw:style-name="gr14" draw:text-style-name="P1" draw:layer="layout" svg:width="16.262cm" svg:height="1.116cm" svg:x="11.738cm" svg:y="12.34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525cm" svg:height="0.763cm" svg:x="11.838cm" svg:y="12.546cm">
          <draw:text-box>
            <text:p><text:span text:style-name="T1">Bundesdienste</text:span></text:p>
          </draw:text-box>
        </draw:frame>
        <draw:custom-shape draw:style-name="gr15" draw:text-style-name="P1" draw:layer="layout" svg:width="10.374cm" svg:height="1.27cm" svg:x="17.626cm" svg:y="7.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3.074cm" svg:height="1.17cm" svg:x="4.926cm" svg:y="14.0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356cm" svg:height="0.763cm" svg:x="4.91cm" svg:y="14.277cm">
          <draw:text-box>
            <text:p><text:span text:style-name="T1">Journalie</text:span></text:p>
          </draw:text-box>
        </draw:frame>
        <draw:custom-shape draw:style-name="gr17" draw:text-style-name="P1" draw:layer="layout" svg:width="23.074cm" svg:height="1.17cm" svg:x="4.926cm" svg:y="15.74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721cm" svg:height="0.763cm" svg:x="4.91cm" svg:y="15.955cm">
          <draw:text-box>
            <text:p text:style-name="P3"><text:span text:style-name="T1">Politik</text:span></text:p>
          </draw:text-box>
        </draw:frame>
        <draw:line draw:style-name="gr18" draw:text-style-name="P1" draw:layer="layout" svg:x1="20.066cm" svg:y1="0cm" svg:x2="20.066cm" svg:y2="21cm">
          <text:p/>
        </draw:line>
        <draw:custom-shape draw:style-name="gr19" draw:text-style-name="P1" draw:layer="layout" svg:width="23.074cm" svg:height="1.17cm" svg:x="4.926cm" svg:y="17.37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864cm" svg:height="0.763cm" svg:x="4.91cm" svg:y="17.579cm">
          <draw:text-box>
            <text:p text:style-name="P3"><text:span text:style-name="T2">Lobby “evil”</text:span></text:p>
          </draw:text-box>
        </draw:frame>
        <draw:frame draw:style-name="gr20" draw:layer="layout" svg:width="1.979cm" svg:height="0.962cm" svg:x="0cm" svg:y="0cm">
          <draw:text-box>
            <text:p>Teil 1</text:p>
          </draw:text-box>
        </draw:frame>
        <draw:frame draw:style-name="gr20" draw:layer="layout" svg:width="1.979cm" svg:height="0.962cm" svg:x="20.119cm" svg:y="0.054cm">
          <draw:text-box>
            <text:p>Teil 2</text:p>
          </draw:text-box>
        </draw:frame>
        <draw:custom-shape draw:style-name="gr21" draw:text-style-name="P1" draw:layer="layout" svg:width="7.95cm" svg:height="1.17cm" svg:x="20.066cm" svg:y="18.996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3.194cm" svg:height="0.763cm" svg:x="20.174cm" svg:y="19.203cm">
          <draw:text-box>
            <text:p text:style-name="P5"><text:span text:style-name="T3">Lobby “good”</text:span></text:p>
          </draw:text-box>
        </draw:frame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4" draw:text-style-name="P1" draw:layer="layout" svg:x1="26.924cm" svg:y1="11.176cm" svg:x2="17.526cm" svg:y2="2.286cm">
          <text:p/>
        </draw:line>
        <draw:custom-shape draw:style-name="gr25" draw:text-style-name="P7" draw:layer="layout" svg:width="2.032cm" svg:height="2.032cm" svg:x="17.018cm" svg:y="5.842cm">
          <text:p text:style-name="P7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2.032cm" svg:height="2.032cm" svg:x="1.27cm" svg:y="18.542cm">
          <text:p text:style-name="P7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2.032cm" svg:height="2.032cm" svg:x="4.318cm" svg:y="18.542cm">
          <text:p text:style-name="P7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draw:layer="layout" svg:width="2.032cm" svg:height="2.032cm" svg:x="24.384cm" svg:y="1.27cm">
          <text:p text:style-name="P8">Wider-</text:p>
          <text:p text:style-name="P8">st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032cm" svg:height="2.032cm" svg:x="24.384cm" svg:y="18.034cm">
          <text:p text:style-name="P1"><text:span text:style-name="T4">Ikar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2.032cm" svg:height="2.032cm" svg:x="15.494cm" svg:y="1.27cm">
          <text:p text:style-name="P8">Journal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2.032cm" svg:height="2.032cm" svg:x="9.398cm" svg:y="1.016cm">
          <text:p text:style-name="P8">C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2.032cm" svg:height="2.032cm" svg:x="2.794cm" svg:y="8.89cm">
          <text:p text:style-name="P8">BDie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2.032cm" svg:height="2.032cm" svg:x="1.524cm" svg:y="3.302cm">
          <text:p text:style-name="P8"><text:span text:style-name="T5">Lobby</text:span></text:p>
          <text:p text:style-name="P8"><text:span text:style-name="T5">“</text:span><text:span text:style-name="T5">evil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2.032cm" svg:height="2.032cm" svg:x="22.352cm" svg:y="7.874cm">
          <text:p text:style-name="P7"><text:span text:style-name="T1">Benne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6.51cm" svg:y1="3.302cm" svg:x2="18.034cm" svg:y2="5.842cm">
          <text:p/>
        </draw:line>
        <draw:line draw:style-name="gr24" draw:text-style-name="P1" draw:layer="layout" svg:x1="18.796cm" svg:y1="6.096cm" svg:x2="24.638cm" svg:y2="3.048cm">
          <text:p/>
        </draw:line>
        <draw:line draw:style-name="gr33" draw:text-style-name="P1" draw:layer="layout" svg:x1="22.352cm" svg:y1="8.89cm" svg:x2="15.24cm" svg:y2="10.414cm">
          <text:p/>
        </draw:line>
        <draw:line draw:style-name="gr33" draw:text-style-name="P1" draw:layer="layout" svg:x1="25.4cm" svg:y1="18.034cm" svg:x2="23.368cm" svg:y2="9.906cm">
          <text:p/>
        </draw:line>
        <draw:line draw:style-name="gr33" draw:text-style-name="P1" draw:layer="layout" svg:x1="25.4cm" svg:y1="18.034cm" svg:x2="25.4cm" svg:y2="3.302cm">
          <text:p/>
        </draw:line>
        <draw:line draw:style-name="gr34" draw:text-style-name="P1" draw:layer="layout" svg:x1="3.302cm" svg:y1="4.826cm" svg:x2="24.384cm" svg:y2="19.05cm">
          <text:p/>
        </draw:line>
        <draw:line draw:style-name="gr24" draw:text-style-name="P1" draw:layer="layout" svg:x1="4.572cm" svg:y1="10.668cm" svg:x2="24.384cm" svg:y2="19.05cm">
          <text:p/>
        </draw:line>
        <draw:custom-shape draw:style-name="gr35" draw:text-style-name="P11" draw:layer="layout" svg:width="2.032cm" svg:height="2.032cm" svg:x="7.874cm" svg:y="5.334cm">
          <text:p text:style-name="P11"><text:span text:style-name="T2">Politi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draw:layer="layout" svg:width="2.032cm" svg:height="2.032cm" svg:x="13.208cm" svg:y="9.398cm">
          <text:p text:style-name="P8">Bar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7.018cm" svg:y1="6.858cm" svg:x2="9.906cm" svg:y2="6.35cm">
          <text:p/>
        </draw:line>
        <draw:line draw:style-name="gr33" draw:text-style-name="P1" draw:layer="layout" svg:x1="22.352cm" svg:y1="8.89cm" svg:x2="19.05cm" svg:y2="6.858cm">
          <text:p/>
        </draw:line>
        <draw:line draw:style-name="gr33" draw:text-style-name="P1" draw:layer="layout" svg:x1="4.572cm" svg:y1="9.144cm" svg:x2="7.874cm" svg:y2="6.35cm">
          <text:p/>
        </draw:line>
        <draw:line draw:style-name="gr33" draw:text-style-name="P1" draw:layer="layout" svg:x1="9.652cm" svg:y1="2.794cm" svg:x2="3.81cm" svg:y2="8.89cm">
          <text:p/>
        </draw:line>
        <draw:line draw:style-name="gr33" draw:text-style-name="P1" draw:layer="layout" svg:x1="10.414cm" svg:y1="3.048cm" svg:x2="8.89cm" svg:y2="5.334cm">
          <text:p/>
        </draw:line>
        <draw:line draw:style-name="gr33" draw:text-style-name="P1" draw:layer="layout" svg:x1="3.302cm" svg:y1="4.826cm" svg:x2="7.874cm" svg:y2="6.35cm">
          <text:p/>
        </draw:line>
        <draw:line draw:style-name="gr24" draw:text-style-name="P1" draw:layer="layout" svg:x1="24.384cm" svg:y1="2.286cm" svg:x2="17.526cm" svg:y2="2.286cm">
          <text:p/>
        </draw:line>
        <draw:line draw:style-name="gr33" draw:text-style-name="P1" draw:layer="layout" svg:x1="24.384cm" svg:y1="2.286cm" svg:x2="9.906cm" svg:y2="6.35cm">
          <text:p/>
        </draw:line>
        <draw:line draw:style-name="gr33" draw:text-style-name="P1" draw:layer="layout" svg:x1="13.208cm" svg:y1="10.414cm" svg:x2="4.826cm" svg:y2="9.906cm">
          <text:p/>
        </draw:line>
        <draw:line draw:style-name="gr24" draw:text-style-name="P1" draw:layer="layout" svg:x1="13.97cm" svg:y1="9.398cm" svg:x2="10.922cm" svg:y2="3.048cm">
          <text:p/>
        </draw:line>
        <draw:line draw:style-name="gr24" draw:text-style-name="P1" draw:layer="layout" svg:x1="3.302cm" svg:y1="4.826cm" svg:x2="13.208cm" svg:y2="10.414cm">
          <text:p/>
        </draw:line>
        <draw:line draw:style-name="gr33" draw:text-style-name="P1" draw:layer="layout" svg:x1="16.51cm" svg:y1="3.302cm" svg:x2="9.906cm" svg:y2="6.35cm">
          <text:p/>
        </draw:line>
        <draw:line draw:style-name="gr24" draw:text-style-name="P1" draw:layer="layout" svg:x1="4.826cm" svg:y1="9.906cm" svg:x2="16.51cm" svg:y2="3.302cm">
          <text:p/>
        </draw:line>
        <draw:line draw:style-name="gr33" draw:text-style-name="P1" draw:layer="layout" svg:x1="24.638cm" svg:y1="18.288cm" svg:x2="14.986cm" svg:y2="11.176cm">
          <text:p/>
        </draw:line>
        <draw:custom-shape draw:style-name="gr37" draw:text-style-name="P12" draw:layer="layout" svg:width="2.032cm" svg:height="2.032cm" svg:x="25.968cm" svg:y="11.176cm">
          <text:p text:style-name="P12"><text:span text:style-name="T6">Lobby</text:span></text:p>
          <text:p text:style-name="P12"><text:span text:style-name="T6">“</text:span><text:span text:style-name="T6">good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6.924cm" svg:y1="11.176cm" svg:x2="25.4cm" svg:y2="3.302cm">
          <text:p/>
        </draw:line>
        <draw:line draw:style-name="gr38" draw:text-style-name="P1" draw:layer="layout" svg:x1="26.924cm" svg:y1="13.208cm" svg:x2="25.4cm" svg:y2="18.034cm">
          <text:p/>
        </draw:line>
        <draw:line draw:style-name="gr24" draw:text-style-name="P1" draw:layer="layout" svg:x1="25.968cm" svg:y1="12.192cm" svg:x2="9.906cm" svg:y2="6.35cm">
          <text:p/>
        </draw:line>
        <presentation:notes draw:style-name="dp2">
          <draw:page-thumbnail draw:style-name="gr2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s_20_1" draw:display-name="Arrowheads 1" svg:viewBox="0 0 1131 1131" svg:d="m0 564 564 567 567-567-567-564z"/>
    <draw:marker draw:name="Arrowheads_20_2" draw:display-name="Arrowheads 2" svg:viewBox="0 0 1131 902" svg:d="m564 0-564 902h1131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8T17:33:21</meta:creation-date>
    <dc:date>2014-03-28T19:01:14</dc:date>
    <meta:editing-duration>PT1H12M43S</meta:editing-duration>
    <meta:editing-cycles>2</meta:editing-cycles>
    <meta:generator>LibreOffice/3.5$Linux_x86 LibreOffice_project/350m1$Build-2</meta:generator>
    <meta:document-statistic meta:object-count="96"/>
  </office:meta>
</office:document-meta>
</file>